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Argumen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Argume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Argum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Argument.consume( List &lt; String &gt;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Argument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Argument.MultiArgument( String argName , String description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Argument.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Argumen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